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63e48" officeooo:paragraph-rsid="00163e48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officeooo:rsid="00163e48" officeooo:paragraph-rsid="00163e48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Programming Log-</text:p>
      <text:p text:style-name="P2"/>
      <text:p text:style-name="P2">8-23-14</text:p>
      <text:p text:style-name="P2"><text:tab/>Just Started! I have set up the basic server side io example from socket.io docs. I have setup git and thought further on what I want this game to look like. Also started a "Reports" folder to document my journey in creating this ga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LibreOffice/5.3.4.2$Windows_x86 LibreOffice_project/f82d347ccc0be322489bf7da61d7e4ad13fe2ff3</meta:generator>
    <dc:date>2017-08-23T23:30:52.860000000</dc:date>
    <meta:document-statistic meta:table-count="0" meta:image-count="0" meta:object-count="0" meta:page-count="1" meta:paragraph-count="3" meta:word-count="47" meta:character-count="261" meta:non-whitespace-character-count="215"/>
    <meta:user-defined meta:name="Info 1"/>
    <meta:user-defined meta:name="Info 2"/>
    <meta:user-defined meta:name="Info 3"/>
    <meta:user-defined meta:name="Info 4"/>
  </office:meta>
</office:document-meta>
</file>